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5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6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27" style:parent-style-name="Normal" style:family="paragraph">
      <style:paragraph-properties fo:text-align="end" fo:margin-bottom="0in"/>
    </style:style>
    <style:style style:name="T28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29" style:parent-style-name="Normal" style:family="paragraph">
      <style:paragraph-properties fo:margin-bottom="0in" fo:line-height="0.1694in"/>
    </style:style>
    <style:style style:name="T3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4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 fo:background-color="#FFFF00"/>
    </style:style>
    <style:style style:name="T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59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60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140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141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142" style:parent-style-name="Normal" style:family="paragraph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 fo:background-color="#FFFF00"/>
    </style:style>
    <style:style style:name="T14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147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  <style:style style:name="P148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  <style:style style:name="P149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  <style:style style:name="T150" style:parent-style-name="DefaultParagraphFont" style:family="text">
      <style:text-properties style:font-name="Segoe UI" style:font-name-asian="Segoe UI" style:font-name-complex="Segoe UI" fo:color="#1F2328" fo:font-size="12pt" style:font-size-asian="12pt" style:font-size-complex="12pt"/>
    </style:style>
    <style:style style:name="P151" style:parent-style-name="Normal" style:family="paragraph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 fo:background-color="#FFFF00"/>
    </style:style>
    <style:style style:name="P152" style:parent-style-name="Normal" style:family="paragraph">
      <style:paragraph-properties fo:margin-bottom="0in" fo:background-color="#FFFFFF"/>
    </style:style>
    <style:style style:name="T153" style:parent-style-name="DefaultParagraphFont" style:family="text">
      <style:text-properties style:font-name="Helvetica" style:font-name-asian="Helvetica" style:font-name-complex="Helvetica" fo:color="#000000" fo:font-size="10.5pt" style:font-size-asian="10.5pt" style:font-size-complex="10.5pt"/>
    </style:style>
    <style:style style:name="P154" style:parent-style-name="Normal" style:family="paragraph">
      <style:paragraph-properties fo:margin-bottom="0in" fo:background-color="#FFFFFF"/>
    </style:style>
    <style:style style:name="T155" style:parent-style-name="DefaultParagraphFont" style:family="text">
      <style:text-properties style:font-name="Helvetica" style:font-name-asian="Helvetica" style:font-name-complex="Helvetica" fo:color="#000000" fo:font-size="10.5pt" style:font-size-asian="10.5pt" style:font-size-complex="10.5pt"/>
    </style:style>
    <style:style style:name="P156" style:parent-style-name="Normal" style:family="paragraph">
      <style:paragraph-properties fo:margin-bottom="0in" fo:background-color="#FFFFFF"/>
      <style:text-properties style:font-name="Helvetica" style:font-name-asian="Helvetica" style:font-name-complex="Helvetica" fo:color="#000000" fo:font-size="10.5pt" style:font-size-asian="10.5pt" style:font-size-complex="10.5pt"/>
    </style:style>
    <style:style style:name="P157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  <style:style style:name="P158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159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160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1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font-size="10.5pt" style:font-size-asian="10.5pt" style:font-size-complex="10.5pt"/>
    </style:style>
    <style:style style:name="P162" style:parent-style-name="ListParagraph" style:family="paragraph">
      <style:paragraph-properties fo:margin-bottom="0in"/>
      <style:text-properties style:font-name="Segoe UI" style:font-name-asian="Segoe UI" style:font-name-complex="Segoe UI" fo:font-size="10.5pt" style:font-size-asian="10.5pt" style:font-size-complex="10.5pt"/>
    </style:style>
    <style:style style:name="P163" style:parent-style-name="ListParagraph" style:family="paragraph">
      <style:paragraph-properties fo:margin-bottom="0in"/>
      <style:text-properties style:font-name="Segoe UI" style:font-name-asian="Segoe UI" style:font-name-complex="Segoe UI" fo:font-size="10.5pt" style:font-size-asian="10.5pt" style:font-size-complex="10.5pt"/>
    </style:style>
    <style:style style:name="P164" style:parent-style-name="ListParagraph" style:family="paragraph">
      <style:paragraph-properties fo:margin-bottom="0in"/>
      <style:text-properties style:font-name="Segoe UI" style:font-name-asian="Segoe UI" style:font-name-complex="Segoe UI" fo:font-size="10.5pt" style:font-size-asian="10.5pt" style:font-size-complex="10.5pt"/>
    </style:style>
    <style:style style:name="P165" style:parent-style-name="ListParagraph" style:family="paragraph">
      <style:paragraph-properties fo:margin-bottom="0in"/>
      <style:text-properties style:font-name="Segoe UI" style:font-name-asian="Segoe UI" style:font-name-complex="Segoe UI" fo:font-size="10.5pt" style:font-size-asian="10.5pt" style:font-size-complex="10.5pt"/>
    </style:style>
    <style:style style:name="P166" style:parent-style-name="ListParagraph" style:family="paragraph">
      <style:paragraph-properties fo:margin-bottom="0in"/>
      <style:text-properties style:font-name="Segoe UI" style:font-name-asian="Segoe UI" style:font-name-complex="Segoe UI" fo:font-size="10.5pt" style:font-size-asian="10.5pt" style:font-size-complex="10.5pt"/>
    </style:style>
    <style:style style:name="P167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168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29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30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31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32" style:parent-style-name="Normal" style:family="paragraph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 fo:background-color="#FFFF00"/>
    </style:style>
    <style:style style:name="T23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236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  <style:style style:name="P237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  <style:style style:name="P238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  <style:style style:name="P239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  <style:style style:name="P240" style:parent-style-name="Normal" style:family="paragraph">
      <style:paragraph-properties fo:margin-bottom="0in" fo:line-height="0.1694in"/>
    </style:style>
    <style:style style:name="T24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54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 fo:background-color="#FFFF00"/>
    </style:style>
    <style:style style:name="P255" style:parent-style-name="Normal" style:family="paragraph">
      <style:paragraph-properties fo:margin-top="0.052in" fo:margin-bottom="0in" fo:line-height="0.1694in"/>
    </style:style>
    <style:style style:name="T256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259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font-size="10.5pt" style:font-size-asian="10.5pt" style:font-size-complex="10.5pt"/>
    </style:style>
    <style:style style:name="P260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font-size="10.5pt" style:font-size-asian="10.5pt" style:font-size-complex="10.5pt"/>
    </style:style>
    <style:style style:name="P261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font-size="10.5pt" style:font-size-asian="10.5pt" style:font-size-complex="10.5pt"/>
    </style:style>
    <style:style style:name="P262" style:parent-style-name="Normal" style:family="paragraph">
      <style:paragraph-properties fo:margin-top="0.052in" fo:margin-bottom="0in" fo:line-height="0.1694in"/>
    </style:style>
    <style:style style:name="T263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264" style:parent-style-name="Normal" style:family="paragraph">
      <style:paragraph-properties fo:margin-top="0.052in" fo:margin-bottom="0in" fo:line-height="0.1694in"/>
      <style:text-properties style:font-name="Segoe UI" style:font-name-asian="Segoe UI" style:font-name-complex="Segoe UI" fo:font-size="10.5pt" style:font-size-asian="10.5pt" style:font-size-complex="10.5pt"/>
    </style:style>
    <style:style style:name="P265" style:parent-style-name="Normal" style:family="paragraph">
      <style:paragraph-properties fo:margin-top="0.052in" fo:margin-bottom="0in" fo:line-height="0.1694in"/>
    </style:style>
    <style:style style:name="T266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7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8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9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9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0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309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color="#212121" fo:font-size="9.5pt" style:font-size-asian="9.5pt" style:font-size-complex="9.5pt"/>
    </style:style>
    <style:style style:name="P310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 fo:background-color="#FFFF00"/>
    </style:style>
    <style:style style:name="P311" style:parent-style-name="Normal" style:family="paragraph">
      <style:paragraph-properties fo:margin-top="0.052in" fo:margin-bottom="0in" fo:line-height="0.1694in"/>
    </style:style>
    <style:style style:name="T31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316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font-size="9.5pt" style:font-size-asian="9.5pt" style:font-size-complex="9.5pt"/>
    </style:style>
    <style:style style:name="P317" style:parent-style-name="Normal" style:family="paragraph">
      <style:paragraph-properties fo:margin-top="0.052in" fo:margin-bottom="0in" fo:line-height="0.1694in"/>
    </style:style>
    <style:style style:name="T318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319" style:parent-style-name="Normal" style:family="paragraph">
      <style:paragraph-properties fo:margin-top="0.052in" fo:margin-bottom="0in" fo:line-height="0.1694in"/>
    </style:style>
    <style:style style:name="T320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321" style:parent-style-name="Normal" style:family="paragraph">
      <style:paragraph-properties fo:margin-top="0.052in" fo:margin-bottom="0in" fo:line-height="0.1694in"/>
      <style:text-properties style:font-name="Segoe UI" style:font-name-asian="Segoe UI" style:font-name-complex="Segoe UI" fo:font-size="10.5pt" style:font-size-asian="10.5pt" style:font-size-complex="10.5pt"/>
    </style:style>
    <style:style style:name="P322" style:parent-style-name="Normal" style:family="paragraph">
      <style:paragraph-properties fo:margin-bottom="0in" fo:line-height="0.1694in"/>
    </style:style>
    <style:style style:name="T32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42" style:parent-style-name="Normal" style:family="paragraph">
      <style:paragraph-properties fo:margin-bottom="0in" fo:line-height="0.1694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43" style:parent-style-name="Normal" style:family="paragraph">
      <style:paragraph-properties fo:margin-bottom="0in" fo:line-height="0.1694in"/>
      <style:text-properties style:font-name="Consolas" style:font-name-asian="Consolas" style:font-name-complex="Consolas" fo:color="#000000" fo:font-size="10.5pt" style:font-size-asian="10.5pt" style:font-size-complex="10.5pt" fo:background-color="#FFFF00"/>
    </style:style>
    <style:style style:name="P344" style:parent-style-name="Normal" style:family="paragraph">
      <style:paragraph-properties fo:margin-top="0.052in" fo:margin-bottom="0in" fo:line-height="0.1694in"/>
    </style:style>
    <style:style style:name="T34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47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48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49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50" style:parent-style-name="Normal" style:family="paragraph">
      <style:paragraph-properties fo:margin-top="0.052in" fo:margin-bottom="0in" fo:line-height="0.1694in"/>
    </style:style>
    <style:style style:name="T351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352" style:parent-style-name="Normal" style:family="paragraph">
      <style:paragraph-properties fo:margin-bottom="0in" fo:line-height="0.1694in"/>
    </style:style>
    <style:style style:name="T353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0.5pt" style:font-size-asian="10.5pt" style:font-size-complex="10.5pt"/>
    </style:style>
    <style:style style:name="T354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000000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79" style:parent-style-name="Normal" style:family="paragraph">
      <style:paragraph-properties fo:margin-bottom="0in" fo:line-height="0.1694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80" style:parent-style-name="Normal" style:family="paragraph">
      <style:paragraph-properties fo:margin-bottom="0in" fo:line-height="0.1694in"/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 fo:background-color="#FFFF00"/>
    </style:style>
    <style:style style:name="P381" style:parent-style-name="Normal" style:family="paragraph">
      <style:paragraph-properties fo:margin-bottom="0in" fo:line-height="0.1694in"/>
    </style:style>
    <style:style style:name="T382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P384" style:parent-style-name="Normal" style:family="paragraph">
      <style:paragraph-properties fo:margin-bottom="0in" fo:line-height="0.1694in"/>
      <style:text-properties style:font-name="Consolas" style:font-name-asian="Consolas" style:font-name-complex="Consolas" fo:font-size="10.5pt" style:font-size-asian="10.5pt" style:font-size-complex="10.5pt"/>
    </style:style>
    <style:style style:name="P385" style:parent-style-name="Normal" style:family="paragraph">
      <style:paragraph-properties fo:margin-bottom="0in" fo:line-height="0.1694in"/>
      <style:text-properties style:font-name="Consolas" style:font-name-asian="Consolas" style:font-name-complex="Consolas" fo:font-size="10.5pt" style:font-size-asian="10.5pt" style:font-size-complex="10.5pt"/>
    </style:style>
    <style:style style:name="P386" style:parent-style-name="Normal" style:family="paragraph">
      <style:paragraph-properties fo:margin-bottom="0in" fo:line-height="0.1694in"/>
    </style:style>
    <style:style style:name="T387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388" style:parent-style-name="Normal" style:family="paragraph">
      <style:paragraph-properties fo:margin-bottom="0in" fo:line-height="0.1694in"/>
    </style:style>
    <style:style style:name="T389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390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font-size="9.5pt" style:font-size-asian="9.5pt" style:font-size-complex="9.5pt"/>
    </style:style>
    <style:style style:name="P391" style:parent-style-name="Normal" style:family="paragraph">
      <style:paragraph-properties fo:margin-top="0.052in" fo:margin-bottom="0in" fo:line-height="0.1694in"/>
    </style:style>
    <style:style style:name="T392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212121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0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0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0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2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3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3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436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color="#212121" fo:font-size="9.5pt" style:font-size-asian="9.5pt" style:font-size-complex="9.5pt"/>
    </style:style>
    <style:style style:name="P437" style:parent-style-name="Normal" style:family="paragraph">
      <style:paragraph-properties fo:margin-top="0.052in" fo:margin-bottom="0in" fo:line-height="0.1694in"/>
      <style:text-properties style:font-name="Consolas" style:font-name-asian="Consolas" style:font-name-complex="Consolas" fo:color="#212121" fo:font-size="9.5pt" style:font-size-asian="9.5pt" style:font-size-complex="9.5pt" fo:background-color="#FFFF00"/>
    </style:style>
    <style:style style:name="P438" style:parent-style-name="Normal" style:family="paragraph">
      <style:paragraph-properties fo:margin-top="0.052in" fo:margin-bottom="0in" fo:line-height="0.1694in"/>
    </style:style>
    <style:style style:name="T43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442" style:parent-style-name="Normal" style:family="paragraph">
      <style:text-properties style:font-name="Consolas" style:font-name-asian="Consolas" style:font-name-complex="Consolas" fo:font-size="9.5pt" style:font-size-asian="9.5pt" style:font-size-complex="9.5pt"/>
    </style:style>
  </office:automatic-styles>
  <office:body>
    <office:text text:use-soft-page-breaks="true">
      <text:p text:style-name="P1"><text:span text:style-name="T2">import</text:span><text:span text:style-name="T3"><text:s/>pandas<text:s/></text:span><text:span text:style-name="T4">as</text:span><text:span text:style-name="T5"><text:s/>pd</text:span><text:line-break/><text:span text:style-name="T6">import numpy<text:s/></text:span><text:span text:style-name="T7">as</text:span><text:span text:style-name="T8"><text:s/>np</text:span><text:line-break/><text:span text:style-name="T9">import matplotlib.pyplot<text:s/></text:span><text:span text:style-name="T10">as</text:span><text:span text:style-name="T11"><text:s/>plt</text:span><text:line-break/><text:span text:style-name="T12">import scipy.stats<text:s/></text:span><text:span text:style-name="T13">as</text:span><text:span text:style-name="T14"><text:s/>stats</text:span><text:line-break/><text:span text:style-name="T15">import seaborn<text:s/></text:span><text:span text:style-name="T16">as</text:span><text:span text:style-name="T17"><text:s/>sns</text:span><text:line-break/><text:span text:style-name="T18">import statsmodels.api<text:s/></text:span><text:span text:style-name="T19">as</text:span><text:span text:style-name="T20"><text:s/>smf</text:span><text:line-break/><text:span text:style-name="T21">import warnings</text:span><text:line-break/><text:span text:style-name="T22">warnings</text:span><text:span text:style-name="T23">.</text:span><text:span text:style-name="T24">filterwarnings('ignore')</text:span></text:p>
      <text:p text:style-name="P25"/>
      <text:h text:style-name="Heading3" text:outline-level="3"><text:span text:style-name="T26">Q.</text:span></text:h>
      <text:p text:style-name="P27"><text:span text:style-name="T28">In [4]:</text:span></text:p>
      <text:p text:style-name="P29"><text:span text:style-name="T30">"""the serving work will began after 10 min of drop off so 45+10<text:s/></text:span><text:line-break/><text:span text:style-name="T31">which will now take more than the usual time so new mew is 55 minutes<text:s/></text:span><text:line-break/><text:span text:style-name="T32">and the porbbaility that it will take more than 1 hour to complete"""</text:span><text:line-break/><text:span text:style-name="T33">mew<text:s/></text:span><text:span text:style-name="T34">=</text:span><text:span text:style-name="T35"><text:s/>55</text:span><text:line-break/><text:span text:style-name="T36">std<text:s/></text:span><text:span text:style-name="T37">=</text:span><text:span text:style-name="T38"><text:s/>8</text:span><text:line-break/><text:span text:style-name="T39">q1<text:s/></text:span><text:span text:style-name="T40">=</text:span><text:span text:style-name="T41"><text:s/>stats</text:span><text:span text:style-name="T42">.</text:span><text:span text:style-name="T43">norm</text:span><text:span text:style-name="T44">.</text:span><text:span text:style-name="T45">sf(60, loc<text:s/></text:span><text:span text:style-name="T46">=</text:span><text:span text:style-name="T47"><text:s/>mew, scale<text:s/></text:span><text:span text:style-name="T48">=</text:span><text:span text:style-name="T49"><text:s/>std)</text:span><text:line-break/><text:span text:style-name="T50">print("""The probability that the service manager cannot meet his<text:s/></text:span><text:line-break/><text:span text:style-name="T51"><text:s text:c="6"/>commitment is""",np</text:span><text:span text:style-name="T52">.</text:span><text:span text:style-name="T53">round(q1,5))</text:span></text:p>
      <text:p text:style-name="P54"/>
      <text:p text:style-name="Normal"><text:span text:style-name="T55">ANS:</text:span><text:span text:style-name="T56"><text:s/></text:span></text:p>
      <text:p text:style-name="Normal"><text:span text:style-name="T57">The probability that the service manager cannot meet his<text:s/></text:span><text:line-break/><text:span text:style-name="T58"><text:s text:c="6"/>commitment is 0.26599</text:span></text:p>
      <text:p text:style-name="P59"/>
      <text:p text:style-name="P60">Q.</text:p>
      <text:p text:style-name="Normal"><text:span text:style-name="T61">mean<text:s/></text:span><text:span text:style-name="T62">=</text:span><text:span text:style-name="T63"><text:s/>38</text:span><text:line-break/><text:span text:style-name="T64">std1<text:s/></text:span><text:span text:style-name="T65">=</text:span><text:span text:style-name="T66"><text:s/>6</text:span><text:line-break/><text:span text:style-name="T67">q2_lessthan_38<text:s/></text:span><text:span text:style-name="T68">=</text:span><text:span text:style-name="T69"><text:s/>stats</text:span><text:span text:style-name="T70">.</text:span><text:span text:style-name="T71">norm</text:span><text:span text:style-name="T72">.</text:span><text:span text:style-name="T73">cdf(38, loc<text:s/></text:span><text:span text:style-name="T74">=</text:span><text:span text:style-name="T75"><text:s/>mean, scale<text:s/></text:span><text:span text:style-name="T76">=</text:span><text:span text:style-name="T77"><text:s/>std1)</text:span><text:line-break/><text:line-break/><text:line-break/><text:span text:style-name="T78">q2_less_than_44<text:s/></text:span><text:span text:style-name="T79">=</text:span><text:span text:style-name="T80"><text:s/>stats</text:span><text:span text:style-name="T81">.</text:span><text:span text:style-name="T82">norm</text:span><text:span text:style-name="T83">.</text:span><text:span text:style-name="T84">cdf(44, loc<text:s/></text:span><text:span text:style-name="T85">=</text:span><text:span text:style-name="T86"><text:s/>mean, <text:s/>scale<text:s/></text:span><text:span text:style-name="T87">=</text:span><text:span text:style-name="T88"><text:s/>std1)</text:span><text:line-break/><text:line-break/><text:line-break/><text:span text:style-name="T89">q2_betweeen_38_and_44<text:s/></text:span><text:span text:style-name="T90">=</text:span><text:span text:style-name="T91"><text:s/>(q2_less_than_44<text:s/></text:span><text:span text:style-name="T92">-</text:span><text:span text:style-name="T93"><text:s/>q2_lessthan_38)</text:span><text:line-break/><text:span text:style-name="T94">print('The probability of employee age betweeen 38 and 44 is',np</text:span><text:span text:style-name="T95">.</text:span><text:span text:style-name="T96">round(q2_betweeen_38_and_44</text:span><text:span text:style-name="T97">*</text:span><text:span text:style-name="T98">100,2),'%')<text:s/></text:span><text:line-break/><text:line-break/><text:span text:style-name="T99">q2_morethan_44<text:s/></text:span><text:span text:style-name="T100">=</text:span><text:span text:style-name="T101"><text:s/>1</text:span><text:span text:style-name="T102">-</text:span><text:span text:style-name="T103">stats</text:span><text:span text:style-name="T104">.</text:span><text:span text:style-name="T105">norm</text:span><text:span text:style-name="T106">.</text:span><text:span text:style-name="T107">cdf(44, loc<text:s/></text:span><text:span text:style-name="T108">=</text:span><text:span text:style-name="T109"><text:s/>mean, scale<text:s/></text:span><text:span text:style-name="T110">=</text:span><text:span text:style-name="T111"><text:s/>std1)</text:span><text:line-break/><text:span text:style-name="T112">print('The probability of employee age more than 44 is',np</text:span><text:span text:style-name="T113">.</text:span><text:span text:style-name="T114">round(q2_morethan_44</text:span><text:span text:style-name="T115">*</text:span><text:span text:style-name="T116">100,2),'%')</text:span><text:line-break/><text:line-break/><text:span text:style-name="T117">true_or_false<text:s/></text:span><text:span text:style-name="T118">=</text:span><text:span text:style-name="T119"><text:s/>(q2_morethan_44<text:s/></text:span><text:span text:style-name="T120">&gt;</text:span><text:span text:style-name="T121"><text:s/>q2_betweeen_38_and_44)</text:span><text:line-break/><text:span text:style-name="T122">print('Answer:',true_or_false)</text:span><text:line-break/><text:line-break/><text:span text:style-name="T123">q2b<text:s/></text:span><text:span text:style-name="T124">=</text:span><text:span text:style-name="T125"><text:s/>stats</text:span><text:span text:style-name="T126">.</text:span><text:span text:style-name="T127">norm</text:span><text:span text:style-name="T128">.</text:span><text:span text:style-name="T129">cdf(30, loc<text:s/></text:span><text:span text:style-name="T130">=</text:span><text:span text:style-name="T131"><text:s/>mean, scale<text:s/></text:span><text:span text:style-name="T132">=</text:span><text:span text:style-name="T133"><text:s/>std1)</text:span><text:line-break/><text:span text:style-name="T134">print("""A training program for employees under the age of 30 at the center would be expected to attract about"""</text:span><text:line-break/><text:span text:style-name="T135"><text:s text:c="6"/>,np</text:span><text:span text:style-name="T136">.</text:span><text:span text:style-name="T137">round((q2b</text:span><text:span text:style-name="T138">*</text:span><text:span text:style-name="T139">400),0),'employees')</text:span></text:p>
      <text:p text:style-name="P140"/>
      <text:p text:style-name="P141"/>
      <text:p text:style-name="P142">ANS:</text:p>
      <text:p text:style-name="Normal"><text:span text:style-name="T143">The probability of employee age betweeen 38 and 44 is 34.13 %</text:span><text:line-break/><text:span text:style-name="T144">The probability of employee age more than 44 is 15.87 %</text:span><text:line-break/><text:span text:style-name="T145">Answer: False</text:span><text:line-break/><text:span text:style-name="T146">A training program for employees under the age of 30 at the center would be expected to attract about 36.0 employees</text:span></text:p>
      <text:p text:style-name="P147"/>
      <text:p text:style-name="P148"/>
      <text:p text:style-name="P149">Q.</text:p>
      <text:p text:style-name="Normal"><text:span text:style-name="T150">If X1 ~ N(μ, σ2) and X2 ~ N(μ, σ2) are iid normal random variables, then what is the difference between 2 X1 and X1 + X2? Discuss both their distributions and parameters.\</text:span></text:p>
      <text:p text:style-name="P151">ANS:</text:p>
      <text:p text:style-name="P152"><text:span text:style-name="T153">The Normal Distribution has its link with the Central Limit Theorem, which states that ‘Any large sum of independent identically distribution random variables are approximately Normal then (X1 + X2) and (2X1) tends to have Normal distribution only If X1 and X2 are i.i.d and n is Large. The Difference between 2X1 and (X1 + X2) is the magnitude they hold of two different sample subsets (X1 and X2) from the same source(population). X1 and X2 can be a different subset of a sample from a similar source (population) but If X1 ~ N(μ, σ2) then, 2 X1 ~ N(2 μ, 4 σ2 ) If X1 ~ N(μ, σ2) and X2 ~ N(μ, σ2) are iid normal random variables then (X1 + X2)N(μ+ μ, σ2+ σ2)(2 μ, 2 σ2) Hence, 2X1 – (X1+X2) ~(2 μ – 2 μ, 4 σ2 + 2σ2 ) The distribution remains the same for every sample subset of similar source, it tends to fall under Normal distribution and slight deviations in parameters.</text:span></text:p>
      <text:p text:style-name="P154"><text:span text:style-name="T155">The Normal distribution has two parameters, the mean, µ, and the variance, σ2. µ and σ2satisfy −∞ &lt; µ &lt; ∞, σ2&gt; 0. We write X ∼ Normal (µ, σ2) or X ∼ N(µ, σ2 ).</text:span></text:p>
      <text:p text:style-name="P156"/>
      <text:p text:style-name="P157"/>
      <text:p text:style-name="P158"/>
      <text:p text:style-name="P159"/>
      <text:p text:style-name="P160">Q.<text:s/></text:p>
      <text:p text:style-name="Normal"><text:span text:style-name="T161">Let X ~ N(100, 202). Find two values, a and b, symmetric about the mean, such that the probability of the random variable taking a value between them is 0.99.</text:span></text:p>
      <text:list text:style-name="LFO1" text:continue-numbering="true">
        <text:list-item>
          <text:p text:style-name="P162">A.90.5, 105.9</text:p>
        </text:list-item>
        <text:list-item>
          <text:p text:style-name="P163">B.80.2, 119.8</text:p>
        </text:list-item>
        <text:list-item>
          <text:p text:style-name="P164">C.22, 78</text:p>
        </text:list-item>
        <text:list-item>
          <text:p text:style-name="P165">D.48.5, 151.5</text:p>
        </text:list-item>
        <text:list-item>
          <text:p text:style-name="P166">E.90.1, 109.9</text:p>
        </text:list-item>
      </text:list>
      <text:p text:style-name="P167"/>
      <text:p text:style-name="P168"/>
      <text:p text:style-name="Normal"><text:span text:style-name="T169"># Given</text:span><text:line-break/><text:span text:style-name="T170">mew<text:s/></text:span><text:span text:style-name="T171">=</text:span><text:span text:style-name="T172"><text:s/>100</text:span><text:line-break/><text:span text:style-name="T173">std<text:s/></text:span><text:span text:style-name="T174">=</text:span><text:span text:style-name="T175"><text:s/>20</text:span><text:line-break/><text:span text:style-name="T176"># p(a&lt;x&lt;b)</text:span><text:line-break/><text:span text:style-name="T177">#To Find =<text:s/></text:span><text:line-break/><text:span text:style-name="T178">""" two values, a and b, symmetric about the mean, such that the<text:s/></text:span><text:line-break/><text:span text:style-name="T179">probability of the random variable taking a value between them is 0.99"""<text:s/></text:span><text:line-break/><text:span text:style-name="T180"># Solution</text:span><text:line-break/><text:span text:style-name="T181">""" From the above details,we have to exclude .005% area from each</text:span><text:line-break/><text:span text:style-name="T182">left and right tails. Hence, we want to find the .005th and the<text:s/></text:span><text:line-break/><text:span text:style-name="T183">.995th percentiles Z score values"""</text:span><text:line-break/><text:line-break/><text:span text:style-name="T184"># Z value for .005 percentiles<text:s/></text:span><text:line-break/><text:span text:style-name="T185">z_005_<text:s/></text:span><text:span text:style-name="T186">=</text:span><text:span text:style-name="T187"><text:s/>np</text:span><text:span text:style-name="T188">.</text:span><text:span text:style-name="T189">round(stats</text:span><text:span text:style-name="T190">.</text:span><text:span text:style-name="T191">norm</text:span><text:span text:style-name="T192">.</text:span><text:span text:style-name="T193">ppf(0.005),4)</text:span><text:line-break/><text:span text:style-name="T194">z_005_</text:span><text:line-break/><text:line-break/><text:span text:style-name="T195"># Z value for .99 percentiles<text:s/></text:span><text:line-break/><text:span text:style-name="T196">z_99_<text:s/></text:span><text:span text:style-name="T197">=</text:span><text:span text:style-name="T198"><text:s/>np</text:span><text:span text:style-name="T199">.</text:span><text:span text:style-name="T200">round(stats</text:span><text:span text:style-name="T201">.</text:span><text:span text:style-name="T202">norm</text:span><text:span text:style-name="T203">.</text:span><text:span text:style-name="T204">ppf(0.995),4)</text:span><text:line-break/><text:span text:style-name="T205">z_99_</text:span><text:line-break/><text:line-break/><text:span text:style-name="T206">#z = (x_bar - mew) / std</text:span><text:line-break/><text:span text:style-name="T207">#x_bar = (z*std) + mew</text:span><text:line-break/><text:span text:style-name="T208">a<text:s/></text:span><text:span text:style-name="T209">=</text:span><text:span text:style-name="T210"><text:s/>np</text:span><text:span text:style-name="T211">.</text:span><text:span text:style-name="T212">round((z_005_</text:span><text:span text:style-name="T213">*</text:span><text:span text:style-name="T214">std)<text:s/></text:span><text:span text:style-name="T215">+</text:span><text:span text:style-name="T216"><text:s/>mew,1)</text:span><text:line-break/><text:span text:style-name="T217">b<text:s/></text:span><text:span text:style-name="T218">=</text:span><text:span text:style-name="T219"><text:s/>np</text:span><text:span text:style-name="T220">.</text:span><text:span text:style-name="T221">round((z_99_</text:span><text:span text:style-name="T222">*</text:span><text:span text:style-name="T223">std)<text:s/></text:span><text:span text:style-name="T224">+</text:span><text:span text:style-name="T225"><text:s/>mew,1)</text:span><text:line-break/><text:span text:style-name="T226">print("""The two values of a and b, symmetric about the mean,<text:s/></text:span><text:line-break/><text:span text:style-name="T227"><text:s text:c="6"/>are such that the probability of the random variable<text:s/></text:span><text:line-break/><text:span text:style-name="T228"><text:s text:c="6"/>taking a value between them is 0.99:""",a,b)</text:span></text:p>
      <text:p text:style-name="P229"/>
      <text:p text:style-name="P230"><text:s text:c="2"/></text:p>
      <text:p text:style-name="P231"/>
      <text:p text:style-name="P232">ANS:</text:p>
      <text:p text:style-name="Normal"><text:span text:style-name="T233">The two values of a and b, symmetric about the mean,<text:s/></text:span><text:line-break/><text:span text:style-name="T234"><text:s text:c="6"/>are such that the probability of the random variable<text:s/></text:span><text:line-break/><text:span text:style-name="T235"><text:s text:c="6"/>taking a value between them is 0.99: 48.5 151.5</text:span></text:p>
      <text:p text:style-name="P236"/>
      <text:p text:style-name="P237"/>
      <text:p text:style-name="P238"/>
      <text:p text:style-name="P239"/>
      <text:p text:style-name="P240"><text:span text:style-name="T241">print("""The two values of a and b, symmetric about the mean,<text:s/></text:span><text:line-break/><text:span text:style-name="T242"><text:s text:c="6"/>are such that the probability of the random variable<text:s/></text:span><text:line-break/><text:span text:style-name="T243"><text:s text:c="6"/>taking a value between them is 0.99:""",np</text:span><text:span text:style-name="T244">.</text:span><text:span text:style-name="T245">round(stats</text:span><text:span text:style-name="T246">.</text:span><text:span text:style-name="T247">norm</text:span><text:span text:style-name="T248">.</text:span><text:span text:style-name="T249">interval(0.99, loc<text:s/></text:span><text:span text:style-name="T250">=</text:span><text:span text:style-name="T251"><text:s/>100, scale<text:s/></text:span><text:span text:style-name="T252">=</text:span><text:span text:style-name="T253"><text:s/>20),1))</text:span><text:line-break/></text:p>
      <text:p text:style-name="P254">ANS:</text:p>
      <text:p text:style-name="P255"><text:span text:style-name="T256">The two values of a and b, symmetric about the mean,<text:s/></text:span><text:line-break/><text:span text:style-name="T257"><text:s text:c="6"/>are such that the probability of the random variable<text:s/></text:span><text:line-break/><text:span text:style-name="T258"><text:s text:c="6"/>taking a value between them is 0.99: [ 48.5 151.5]</text:span></text:p>
      <text:p text:style-name="P259"/>
      <text:p text:style-name="P260"/>
      <text:p text:style-name="P261">Q.</text:p>
      <text:p text:style-name="P262"><text:span text:style-name="T263">Consider a company that has two different divisions. The annual profits from the two divisions are independent and have distributions Profit1 ~ N(5, 32) and Profit2 ~ N(7, 42) respectively. Both the profits are in USD Million. Answer the following questions about the total profit of the company in Rupees. Assume that 1USD = Rs. 45</text:span></text:p>
      <text:p text:style-name="P264"/>
      <text:p text:style-name="P265"><text:span text:style-name="T266"># Combine Mean Profit of both division for Company= mean1 + mean2</text:span><text:line-break/><text:span text:style-name="T267">mean1<text:s/></text:span><text:span text:style-name="T268">=</text:span><text:span text:style-name="T269"><text:s/>5</text:span><text:line-break/><text:span text:style-name="T270">mean2<text:s/></text:span><text:span text:style-name="T271">=</text:span><text:span text:style-name="T272"><text:s/>7</text:span><text:line-break/><text:span text:style-name="T273">Mean<text:s/></text:span><text:span text:style-name="T274">=</text:span><text:span text:style-name="T275"><text:s/>(mean1</text:span><text:span text:style-name="T276">+</text:span><text:span text:style-name="T277">mean2)<text:s/></text:span><text:span text:style-name="T278"># 1 USD = 45 rupees</text:span><text:line-break/><text:span text:style-name="T279">print('The Mean Profit of both division:',Mean, 'Million$')</text:span><text:line-break/><text:span text:style-name="T280">print('The Mean Profit of both division:',(Mean</text:span><text:span text:style-name="T281">*</text:span><text:span text:style-name="T282">45)</text:span><text:span text:style-name="T283">/</text:span><text:span text:style-name="T284">10, 'Crore Rupees')</text:span><text:line-break/><text:line-break/><text:span text:style-name="T285"># Combine standard Deviation = (Std1^2 + Std2^2)^1/2</text:span><text:line-break/><text:span text:style-name="T286">std1<text:s/></text:span><text:span text:style-name="T287">=</text:span><text:span text:style-name="T288"><text:s/>3</text:span><text:span text:style-name="T289">**</text:span><text:span text:style-name="T290">2</text:span><text:line-break/><text:span text:style-name="T291">std2<text:s/></text:span><text:span text:style-name="T292">=</text:span><text:span text:style-name="T293"><text:s/>4</text:span><text:span text:style-name="T294">**</text:span><text:span text:style-name="T295">2</text:span><text:line-break/><text:span text:style-name="T296">Std<text:s/></text:span><text:span text:style-name="T297">=</text:span><text:span text:style-name="T298"><text:s/>np</text:span><text:span text:style-name="T299">.</text:span><text:span text:style-name="T300">sqrt(std1<text:s/></text:span><text:span text:style-name="T301">+</text:span><text:span text:style-name="T302"><text:s/>std2)</text:span><text:line-break/><text:span text:style-name="T303">print('The Standard Deviation of both division:', Std, 'Million$')</text:span><text:line-break/><text:span text:style-name="T304">print('The Standard Deviation of both division:', (Std</text:span><text:span text:style-name="T305">*</text:span><text:span text:style-name="T306">45)</text:span><text:span text:style-name="T307">/</text:span><text:span text:style-name="T308">10, 'Crore Rupees')</text:span></text:p>
      <text:p text:style-name="P309"/>
      <text:p text:style-name="P310">ANS:</text:p>
      <text:p text:style-name="P311"><text:span text:style-name="T312">The Mean Profit of both division: 12 Million$</text:span><text:line-break/><text:span text:style-name="T313">The Mean Profit of both division: 54.0 Crore Rupees</text:span><text:line-break/><text:span text:style-name="T314">The Standard Deviation of both division: 5.0 Million$</text:span><text:line-break/><text:span text:style-name="T315">The Standard Deviation of both division: 22.5 Crore Rupees</text:span></text:p>
      <text:p text:style-name="P316"/>
      <text:p text:style-name="P317"><text:span text:style-name="T318">A. )</text:span></text:p>
      <text:p text:style-name="P319"><text:span text:style-name="T320">Specify a Rupee range (centered on the mean) such that it contains 95% probability for the annual profit of the company.</text:span></text:p>
      <text:p text:style-name="P321"/>
      <text:p text:style-name="P322"><text:span text:style-name="T323">r1, r2<text:s/></text:span><text:span text:style-name="T324">=</text:span><text:span text:style-name="T325"><text:s/>np</text:span><text:span text:style-name="T326">.</text:span><text:span text:style-name="T327">round(stats</text:span><text:span text:style-name="T328">.</text:span><text:span text:style-name="T329">norm</text:span><text:span text:style-name="T330">.</text:span><text:span text:style-name="T331">interval(0.95, Mean, Std),2)</text:span><text:line-break/><text:span text:style-name="T332">print('Rupee Ranges from',r1,'to',r2,'Million$ in Annual profit of the Company 95% of the time')</text:span><text:line-break/><text:span text:style-name="T333">print('Rupee Ranges from',np</text:span><text:span text:style-name="T334">.</text:span><text:span text:style-name="T335">divide(np</text:span><text:span text:style-name="T336">.</text:span><text:span text:style-name="T337">multiply(r1,45),10),'to',np</text:span><text:span text:style-name="T338">.</text:span><text:span text:style-name="T339">divide(np</text:span><text:span text:style-name="T340">.</text:span><text:span text:style-name="T341">multiply(r2,45),10),'Crore Rupees in Annual profit of the Company 95% of the time')</text:span></text:p>
      <text:p text:style-name="P342"/>
      <text:p text:style-name="P343">ANS:</text:p>
      <text:p text:style-name="P344"><text:span text:style-name="T345">Rupee Ranges from 2.2 to 21.8 Million$ in Annual profit of the Company 95% of the time</text:span><text:line-break/><text:span text:style-name="T346">Rupee Ranges from 9.900000000000002 to 98.1 Crore Rupees in Annual profit of the Company 95% of the time</text:span></text:p>
      <text:p text:style-name="P347"/>
      <text:p text:style-name="P348"/>
      <text:p text:style-name="P349">B.)</text:p>
      <text:p text:style-name="P350"><text:span text:style-name="T351">Specify the 5th percentile of profit (in Rupees) for the company</text:span></text:p>
      <text:p text:style-name="P352"><text:span text:style-name="T353"># Z value <text:s/>= X_bar - Mew / Std pop<text:s/></text:span><text:line-break/><text:span text:style-name="T354"># for percentile, X_percentile = (Zvalue * Std pop) + Mew</text:span><text:line-break/><text:span text:style-name="T355">Z_05_<text:s/></text:span><text:span text:style-name="T356">=</text:span><text:span text:style-name="T357"><text:s/>stats</text:span><text:span text:style-name="T358">.</text:span><text:span text:style-name="T359">norm</text:span><text:span text:style-name="T360">.</text:span><text:span text:style-name="T361">ppf(0.05)</text:span><text:line-break/><text:span text:style-name="T362">Fifth_percentile<text:s/></text:span><text:span text:style-name="T363">=</text:span><text:span text:style-name="T364"><text:s/>(Z_05_<text:s/></text:span><text:span text:style-name="T365">*</text:span><text:span text:style-name="T366"><text:s/>Std)<text:s/></text:span><text:span text:style-name="T367">+</text:span><text:span text:style-name="T368"><text:s/>Mean</text:span><text:line-break/><text:span text:style-name="T369">print('The 5th percentile of Profit for the company is',np</text:span><text:span text:style-name="T370">.</text:span><text:span text:style-name="T371">round(Fifth_percentile,2),'Million$')</text:span><text:line-break/><text:span text:style-name="T372">print('The 5th percentile of Profit for the company is',np</text:span><text:span text:style-name="T373">.</text:span><text:span text:style-name="T374">round((Fifth_percentile</text:span><text:span text:style-name="T375">*</text:span><text:span text:style-name="T376">45)</text:span><text:span text:style-name="T377">/</text:span><text:span text:style-name="T378">10,),'Crore Rupees')</text:span></text:p>
      <text:p text:style-name="P379"/>
      <text:p text:style-name="P380">ANS:</text:p>
      <text:p text:style-name="P381"><text:span text:style-name="T382">The 5th percentile of Profit for the company is 3.78 Million$</text:span><text:line-break/><text:span text:style-name="T383">The 5th percentile of Profit for the company is 17.0 Crore Rupees</text:span></text:p>
      <text:p text:style-name="P384"/>
      <text:p text:style-name="P385"/>
      <text:p text:style-name="P386"><text:span text:style-name="T387">C.)</text:span></text:p>
      <text:p text:style-name="P388"><text:span text:style-name="T389">Which of the two divisions has a larger probability of making a loss in a given year?</text:span></text:p>
      <text:p text:style-name="P390"/>
      <text:p text:style-name="P391"><text:span text:style-name="T392"># The probability of Division #1 making a loss</text:span><text:line-break/><text:span text:style-name="T393">print('The Probability of Division #1 making a loss is',np</text:span><text:span text:style-name="T394">.</text:span><text:span text:style-name="T395">round((stats</text:span><text:span text:style-name="T396">.</text:span><text:span text:style-name="T397">norm</text:span><text:span text:style-name="T398">.</text:span><text:span text:style-name="T399">cdf(0,5,3))</text:span><text:span text:style-name="T400">*</text:span><text:span text:style-name="T401">100,2),'%')</text:span><text:line-break/><text:line-break/><text:span text:style-name="T402"># The probability of Division #2 making a loss</text:span><text:line-break/><text:span text:style-name="T403">print('The Probability of Division #2 making a loss is',np</text:span><text:span text:style-name="T404">.</text:span><text:span text:style-name="T405">round((stats</text:span><text:span text:style-name="T406">.</text:span><text:span text:style-name="T407">norm</text:span><text:span text:style-name="T408">.</text:span><text:span text:style-name="T409">cdf(0,7,4))</text:span><text:span text:style-name="T410">*</text:span><text:span text:style-name="T411">100,2),'%')</text:span><text:line-break/><text:line-break/><text:span text:style-name="T412">Division_1<text:s/></text:span><text:span text:style-name="T413">=</text:span><text:span text:style-name="T414"><text:s/>(stats</text:span><text:span text:style-name="T415">.</text:span><text:span text:style-name="T416">norm</text:span><text:span text:style-name="T417">.</text:span><text:span text:style-name="T418">cdf(0,5,3))</text:span><text:span text:style-name="T419">*</text:span><text:span text:style-name="T420">100</text:span><text:line-break/><text:span text:style-name="T421">Division_2<text:s/></text:span><text:span text:style-name="T422">=</text:span><text:span text:style-name="T423"><text:s/>(stats</text:span><text:span text:style-name="T424">.</text:span><text:span text:style-name="T425">norm</text:span><text:span text:style-name="T426">.</text:span><text:span text:style-name="T427">cdf(0,7,4))</text:span><text:span text:style-name="T428">*</text:span><text:span text:style-name="T429">100</text:span><text:line-break/><text:line-break/><text:span text:style-name="T430">if Division_1</text:span><text:span text:style-name="T431">&gt;</text:span><text:span text:style-name="T432">Division_2:</text:span><text:line-break/><text:span text:style-name="T433"><text:s text:c="4"/>print('The Division 1 has a larger Probability of making a loss')</text:span><text:line-break/><text:span text:style-name="T434">else:</text:span><text:line-break/><text:span text:style-name="T435"><text:s text:c="10"/>print('The Division 2 has a larger Porbability of making a loss')</text:span></text:p>
      <text:p text:style-name="P436"/>
      <text:p text:style-name="P437">ANS:</text:p>
      <text:p text:style-name="P438"><text:span text:style-name="T439">The Probability of Division #1 making a loss is 4.78 %</text:span><text:line-break/><text:span text:style-name="T440">The Probability of Division #2 making a loss is 4.01 %</text:span><text:line-break/><text:span text:style-name="T441">The Division 1 has a larger Probability of making a loss</text:span></text:p>
      <text:p text:style-name="P4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raj Kadam</meta:initial-creator>
    <dc:creator>Suraj Kadam</dc:creator>
    <meta:creation-date>2023-10-17T06:25:00Z</meta:creation-date>
    <dc:date>2023-10-17T06:25:00Z</dc:date>
    <meta:template xlink:href="Normal.dotm" xlink:type="simple"/>
    <meta:editing-cycles>2</meta:editing-cycles>
    <meta:editing-duration>PT0S</meta:editing-duration>
    <meta:document-statistic meta:page-count="1" meta:paragraph-count="15" meta:word-count="1147" meta:character-count="7671" meta:row-count="54" meta:non-whitespace-character-count="6539"/>
  </office:meta>
</office:document-meta>
</file>